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re Franklin" svg:font-family="'Libre Franklin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bre Franklin1" svg:font-family="'Libre Franklin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/>
    </style:style>
    <style:style style:name="P4" style:family="paragraph" style:parent-style-name="Standard" style:list-style-name="WWNum4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5" style:family="paragraph" style:parent-style-name="Standard" style:list-style-name="WWNum3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6" style:family="paragraph" style:parent-style-name="Standard" style:list-style-name="WWNum4">
      <style:paragraph-properties fo:margin-left="0.5in" fo:margin-right="0in" fo:margin-top="0in" fo:margin-bottom="0.139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7" style:family="paragraph" style:parent-style-name="Standard" style:list-style-name="WWNum5">
      <style:paragraph-properties fo:margin-left="0.5in" fo:margin-right="0in" fo:margin-top="0in" fo:margin-bottom="0.139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8" style:family="paragraph" style:parent-style-name="Standard" style:list-style-name="WWNum5">
      <style:paragraph-properties fo:margin-left="0.1972in" fo:margin-right="0in" fo:margin-top="0in" fo:margin-bottom="0in" loext:contextual-spacing="false" fo:line-height="115%" fo:text-align="start" style:justify-single-word="false" fo:keep-together="auto" fo:orphans="2" fo:widows="2" fo:text-indent="-0.1972in" style:auto-text-indent="false" fo:break-before="auto" fo:break-after="auto" fo:padding="0in" fo:border="none" fo:keep-with-next="auto"/>
    </style:style>
    <style:style style:name="P9" style:family="paragraph" style:parent-style-name="Standard" style:list-style-name="WWNum1">
      <style:paragraph-properties fo:margin-left="0.1972in" fo:margin-right="0in" fo:margin-top="0in" fo:margin-bottom="0in" loext:contextual-spacing="false" fo:line-height="115%" fo:text-align="start" style:justify-single-word="false" fo:keep-together="auto" fo:orphans="2" fo:widows="2" fo:text-indent="-0.1972in" style:auto-text-indent="false" fo:break-before="auto" fo:break-after="auto" fo:padding="0in" fo:border="none" fo:keep-with-next="auto"/>
    </style:style>
    <style:style style:name="P10" style:family="paragraph" style:parent-style-name="Standard">
      <style:paragraph-properties fo:margin-left="0.1972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2" style:font-size-asian="11pt" style:font-style-asian="normal" style:font-weight-asian="normal" style:font-name-complex="Calibri2" style:font-size-complex="11pt"/>
    </style:style>
    <style:style style:name="P11" style:family="paragraph" style:parent-style-name="Standard">
      <style:paragraph-properties fo:margin-left="0.1972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3" style:family="paragraph" style:parent-style-name="Standard" style:list-style-name="WWNum2">
      <style:paragraph-properties fo:margin-left="0.4472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.4472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2" style:font-size-asian="11pt" style:font-style-asian="normal" style:font-weight-asian="normal" style:font-name-complex="Calibri2" style:font-size-complex="11pt"/>
    </style:style>
    <style:style style:name="P15" style:family="paragraph" style:parent-style-name="Standard">
      <style:paragraph-properties fo:margin-left="0.4472in" fo:margin-right="0in" fo:margin-top="0in" fo:margin-bottom="0in" loext:contextual-spacing="false" fo:line-height="115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6" style:family="paragraph" style:parent-style-name="Standard">
      <style:paragraph-properties fo:margin-left="0.4472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7" style:family="paragraph" style:parent-style-name="Standard">
      <style:paragraph-properties fo:margin-left="0.0984in" fo:margin-right="0in" fo:margin-top="0in" fo:margin-bottom="0.139in" loext:contextual-spacing="false" fo:line-height="115%" fo:text-align="start" style:justify-single-word="false" fo:keep-together="auto" fo:orphans="2" fo:widows="2" fo:text-indent="-0.1972in" style:auto-text-indent="false" fo:break-before="auto" fo:break-after="auto" fo:padding="0in" fo:border="none" fo:keep-with-next="auto"/>
    </style:style>
    <style:style style:name="T1" style:family="text">
      <style:text-properties fo:font-weight="bold" style:font-weight-asian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2" style:font-size-asian="11pt" style:font-style-asian="normal" style:font-weight-asian="normal" style:font-name-complex="Calibri2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style:font-name-asian="Calibri2" style:font-size-asian="11pt" style:font-style-asian="normal" style:font-weight-asian="bold" style:font-name-complex="Calibri2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solid" style:text-underline-width="auto" style:text-underline-color="font-color" fo:font-weight="normal" style:font-name-asian="Calibri2" style:font-size-asian="11pt" style:font-style-asian="normal" style:font-weight-asian="normal" style:font-name-complex="Calibri2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re Franklin" fo:font-size="11pt" fo:font-style="normal" style:text-underline-style="none" fo:font-weight="normal" style:font-name-asian="Libre Franklin1" style:font-size-asian="11pt" style:font-style-asian="normal" style:font-weight-asian="normal" style:font-name-complex="Libre Franklin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Antická literatúra – staroveká rímska literatúra</text:span></text:p>
      <text:p text:style-name="P1">(3.storočie pred n.l. – 5.storočie n.l.)</text:p>
      <text:list xml:id="list4257580618" text:style-name="WWNum4">
        <text:list-item>
          <text:p text:style-name="P4"><text:span text:style-name="T2">rímska literatúra nadväzuje na grécku literatúru</text:span></text:p>
        </text:list-item>
        <text:list-item>
          <text:p text:style-name="P4"><text:bookmark text:name="_gjdgxs"/><text:span text:style-name="T2">preberá témy, motívy gréckej literatúry</text:span></text:p>
        </text:list-item>
        <text:list-item>
          <text:p text:style-name="P6"><text:span text:style-name="T2">vrchol za vlády Augusta</text:span></text:p>
        </text:list-item>
      </text:list>
      <text:p text:style-name="Standard"><text:span text:style-name="T1">Tvorba</text:span>: poézia lyrická aj epická, dráma (najmä komédie), historické, rečnícke a právne diela</text:p>
      <text:list xml:id="list2256303049" text:style-name="WWNum5">
        <text:list-item>
          <text:p text:style-name="P7"><text:span text:style-name="T2">rozvoj rétoriky </text:span><text:span text:style-name="T5">→</text:span><text:span text:style-name="T2"> najznámejší rímsky rečník – </text:span><text:span text:style-name="T3">Cicero</text:span><text:span text:style-name="T2"> – dielo </text:span><text:span text:style-name="T3">Zápisky o vojne v Gálii</text:span></text:p>
        </text:list-item>
      </text:list>
      <text:p text:style-name="Standard"><text:span text:style-name="T1">Veľká rímska trojka – poézia:</text:span></text:p>
      <text:p text:style-name="P2">• Publius VERGILIUS Maro </text:p>
      <text:p text:style-name="P2">• Publius OVIDIUS Naso</text:p>
      <text:p text:style-name="P2">• Quintus HORATIUS Flaccus</text:p>
      <text:p text:style-name="P1"><text:span text:style-name="T1">Quintus HORATIUS Flaccus</text:span></text:p>
      <text:list xml:id="list52931082015144" text:continue-numbering="true" text:style-name="WWNum5">
        <text:list-item>
          <text:p text:style-name="P8"><text:span text:style-name="T3">Ódy </text:span><text:span text:style-name="T2">- chválil v nich tichý život, priateľstvo, lásku, umenie a filozofiu</text:span></text:p>
        </text:list-item>
        <text:list-item>
          <text:p text:style-name="P8"><text:span text:style-name="T2">Patril medzi Epikureicov (tvrdil, že človek by sa mal snažiť užiť si každý deň, ktorý mu život prinesie, ale s mierou).</text:span></text:p>
        </text:list-item>
        <text:list-item>
          <text:p text:style-name="P8"><text:span text:style-name="T3">Satiry </text:span><text:span text:style-name="T2">–18 vtipných a žartovných básní, hlavným motívom diela je otázka ako žiť a ako sa stať šťastným, písal o bezstarostnom živote boháčov a vysmieval sa im.</text:span></text:p>
        </text:list-item>
        <text:list-item>
          <text:p text:style-name="P8"><text:span text:style-name="T3">Listy</text:span><text:span text:style-name="T2"> – autorove filozofické úvahy a rady do života mladým</text:span></text:p>
        </text:list-item>
      </text:list>
      <text:p text:style-name="P10"/>
      <text:p text:style-name="P12"><text:span text:style-name="T3">Publius OVIDIUS Naso</text:span></text:p>
      <text:list xml:id="list2813985763" text:style-name="WWNum1">
        <text:list-item>
          <text:p text:style-name="P9"><text:span text:style-name="T2">autor ľúbostnej poézie</text:span></text:p>
        </text:list-item>
      </text:list>
      <text:list xml:id="list52931577767762" text:continue-list="list52931082015144" text:style-name="WWNum5">
        <text:list-item>
          <text:p text:style-name="P8"><text:span text:style-name="T2">napísal: </text:span><text:span text:style-name="T3">Lásky, Umenie milovať, Lieky proti láske</text:span></text:p>
        </text:list-item>
      </text:list>
      <text:list xml:id="list911395838" text:style-name="WWNum2">
        <text:list-item>
          <text:p text:style-name="P13"><text:span text:style-name="T2"><text:s/>inšpiroval sa gréckou literatúrou a napísal: <text:s/></text:span><text:span text:style-name="T3">Metamorfózy</text:span><text:span text:style-name="T2"> (15 kníh, 250 príbehov z gréckej a rímskej mytológie). Básnické spracovanie bájí, končiacich sa nejakou </text:span><text:span text:style-name="T3">premenou </text:span><text:span text:style-name="T2"><text:s/>– premeny človeka na zviera, rastlinu, hviezdu...; premeny ľudí na neživé predmety a naopak:</text:span></text:p>
        </text:list-item>
      </text:list>
      <text:p text:style-name="P11"><text:span text:style-name="T2">Napr. </text:span><text:span text:style-name="T4">Daidalos a Ikaros</text:span><text:span text:style-name="T2"> – otec a syn sa učili lietať, Ikaros sa nakoniec utopí, ostrov, kde ho otec pochoval – Ikaria </text:span></text:p>
      <text:p text:style-name="P11"><text:span text:style-name="T2"><text:s text:c="11"/></text:span><text:span text:style-name="T4">Pygmalion</text:span><text:span text:style-name="T2"> – sochár urobil sochu dievčaťa a presvedčil bohyňu, aby ju oživila</text:span></text:p>
      <text:p text:style-name="P11"><text:span text:style-name="T2"><text:s text:c="11"/></text:span><text:span text:style-name="T4">Filemos a Baucis</text:span><text:span text:style-name="T2"> – starček a starenka (manželia) túžia nevidieť umierať jeden druhého </text:span><text:span text:style-name="T5">→</text:span><text:span text:style-name="T2"> Keď majú zomrieť, Zeus ich premení na dotýkajúce sa stromy </text:span></text:p>
      <text:p text:style-name="P14"/>
      <text:p text:style-name="P15"><text:soft-page-break/><text:span text:style-name="T3">Publius VERGILIUS Maro</text:span></text:p>
      <text:list xml:id="list4094887058" text:style-name="WWNum3">
        <text:list-item>
          <text:p text:style-name="P5"><text:span text:style-name="T3">Bucolica</text:span><text:span text:style-name="T2"> – pastierske idyly</text:span></text:p>
        </text:list-item>
        <text:list-item>
          <text:p text:style-name="P5"><text:span text:style-name="T3">Georgica</text:span><text:span text:style-name="T2"> – roľnícke spevy (hovoria o cnostiach pastierov a roľníkov – čestnosť, mierumilovnosť...)</text:span></text:p>
        </text:list-item>
        <text:list-item>
          <text:p text:style-name="P5"><text:span text:style-name="T2">hrdinský epos </text:span><text:span text:style-name="T3">Aeneas</text:span><text:span text:style-name="T2"> – hlavný hrdina Aeneas odíde po dobytí Tróje na príkaz boha Jupitera z vlasti, dlhé roky blúdi na mori, bojuje s italickými kmeňmi, napokon sa usadí v Latiu (lacium) a </text:span></text:p>
        </text:list-item>
      </text:list>
      <text:p text:style-name="P16"><text:span text:style-name="T2"><text:s/>ožení sa s Laviniou, dcérou kráľa Latinov (Latinus). Zakladá nový rod, z ktorého pochádzajú <text:s/>rímski panovníci. Aeneas stelesňuje rímsky ideál dokonalého človeka, ktorý dáva prednosť spoločenským záujmom pred osobným šťastím. </text:span></text:p>
      <text:p text:style-name="P14"/>
      <text:p text:style-name="P17"><text:span text:style-name="T3">DRÁMA: Plautus – Komédia o hrnc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re Franklin" svg:font-family="'Libre Franklin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bre Franklin1" svg:font-family="'Libre Franklin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sk" fo:country="SK" style:letter-kerning="false" style:font-name-asian="Calibri2" style:font-size-asian="11pt" style:language-asian="zh" style:country-asian="CN" style:font-name-complex="Calibri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sk" fo:country="SK" style:letter-kerning="false" style:font-name-asian="Calibri2" style:font-size-asian="11pt" style:language-asian="zh" style:country-asian="CN" style:font-name-complex="Calibri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30" style:display-name="ListLabel 3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492in" fo:margin-left="0.4472in"/>
        </style:list-level-properties>
        <style:text-properties style:font-name="Calibri1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0.9472in"/>
        </style:list-level-properties>
        <style:text-properties style:font-name="Courier New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4472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1.9472in"/>
        </style:list-level-properties>
        <style:text-properties style:font-name="Noto Sans Symbol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4472in"/>
        </style:list-level-properties>
        <style:text-properties style:font-name="Courier New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2.9472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4472in"/>
        </style:list-level-properties>
        <style:text-properties style:font-name="Noto Sans Symbol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3.9472in"/>
        </style:list-level-properties>
        <style:text-properties style:font-name="Courier New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4472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▪" text:bullet-char="▪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▪" text:bullet-char="▪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9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alibri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▪" text:bullet-char="▪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9846in" fo:margin-right="0.9846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9" meta:word-count="340" meta:character-count="2235" meta:non-whitespace-character-count="1890"/>
    <meta:generator>LibreOfficeDev/6.0.5.2$Linux_X86_64 LibreOffice_project/</meta:generator>
  </office:meta>
</office:document-meta>
</file>